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ela1" style:family="table">
      <style:table-properties style:width="16.492cm" fo:margin-left="-0.199cm" fo:margin-top="0cm" fo:margin-bottom="0cm" table:align="left" style:writing-mode="lr-tb"/>
    </style:style>
    <style:style style:name="Tabela1.A" style:family="table-column">
      <style:table-column-properties style:column-width="16.492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a"/>
    </style:style>
    <style:style style:name="Tabela2" style:family="table">
      <style:table-properties style:width="16.492cm" fo:margin-left="-0.199cm" fo:margin-top="0cm" fo:margin-bottom="0cm" table:align="left" style:writing-mode="lr-tb"/>
    </style:style>
    <style:style style:name="Tabela2.A" style:family="table-column">
      <style:table-column-properties style:column-width="16.492cm"/>
    </style:style>
    <style:style style:name="Tabela2.1" style:family="table-row">
      <style:table-row-properties fo:keep-together="auto"/>
    </style:style>
    <style:style style:name="Tabela2.A1" style:family="table-cell">
      <style:table-cell-properties fo:padding-left="0.199cm" fo:padding-right="0.191cm" fo:padding-top="0cm" fo:padding-bottom="0cm" fo:border="0.5pt solid #00000a"/>
    </style:style>
    <style:style style:name="Tabela3" style:family="table">
      <style:table-properties style:width="16.492cm" fo:margin-left="-0.199cm" fo:margin-top="0cm" fo:margin-bottom="0cm" table:align="left" style:writing-mode="lr-tb"/>
    </style:style>
    <style:style style:name="Tabela3.A" style:family="table-column">
      <style:table-column-properties style:column-width="16.492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a"/>
    </style:style>
    <style:style style:name="Tabela4" style:family="table">
      <style:table-properties style:width="16.492cm" fo:margin-left="-0.199cm" fo:margin-top="0cm" fo:margin-bottom="0cm" table:align="left" style:writing-mode="lr-tb"/>
    </style:style>
    <style:style style:name="Tabela4.A" style:family="table-column">
      <style:table-column-properties style:column-width="16.492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a"/>
    </style:style>
    <style:style style:name="Tabela5" style:family="table">
      <style:table-properties style:width="16.492cm" fo:margin-left="-0.199cm" fo:margin-top="0cm" fo:margin-bottom="0cm" table:align="left" style:writing-mode="lr-tb"/>
    </style:style>
    <style:style style:name="Tabela5.A" style:family="table-column">
      <style:table-column-properties style:column-width="16.492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color="#ff0000" fo:language="pt" fo:country="BR"/>
    </style:style>
    <style:style style:name="P7" style:family="paragraph" style:parent-style-name="Standard">
      <style:text-properties fo:font-size="12pt" fo:language="pt" fo:country="BR" fo:font-weight="bold" style:font-size-asian="12pt" style:font-weight-asian="bold" style:font-size-complex="12pt"/>
    </style:style>
    <style:style style:name="P8" style:family="paragraph" style:parent-style-name="Standard">
      <style:text-properties fo:font-size="16pt" fo:language="pt" fo:country="BR" style:font-size-asian="16pt" style:font-size-complex="16pt"/>
    </style:style>
    <style:style style:name="P9" style:family="paragraph" style:parent-style-name="Standard">
      <style:paragraph-properties fo:line-height="150%" fo:text-align="justify" style:justify-single-word="false"/>
      <style:text-properties fo:language="en" fo:country="US"/>
    </style:style>
    <style:style style:name="P10" style:family="paragraph" style:parent-style-name="Standard">
      <style:paragraph-properties fo:line-height="150%" fo:text-align="justify" style:justify-single-word="false"/>
    </style:style>
    <style:style style:name="P11"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2" style:family="paragraph" style:parent-style-name="Standard">
      <style:paragraph-properties fo:line-height="150%" fo:text-align="justify" style:justify-single-word="false"/>
      <style:text-properties fo:color="#006600" officeooo:rsid="0003e5b6" officeooo:paragraph-rsid="0006c1f1"/>
    </style:style>
    <style:style style:name="P13" style:family="paragraph" style:parent-style-name="Standard">
      <style:text-properties officeooo:paragraph-rsid="0006c1f1"/>
    </style:style>
    <style:style style:name="P14" style:family="paragraph" style:parent-style-name="Standard" style:list-style-name="WWNum3">
      <style:paragraph-properties fo:margin-top="0cm" fo:margin-bottom="0cm" loext:contextual-spacing="true" fo:text-align="justify" style:justify-single-word="false"/>
    </style:style>
    <style:style style:name="P15" style:family="paragraph" style:parent-style-name="Standard" style:list-style-name="WWNum1">
      <style:paragraph-properties fo:margin-top="0cm" fo:margin-bottom="0cm" loext:contextual-spacing="true" fo:text-align="justify" style:justify-single-word="false"/>
    </style:style>
    <style:style style:name="P16" style:family="paragraph" style:parent-style-name="Standard">
      <style:paragraph-properties fo:margin-left="0cm" fo:margin-right="0cm" fo:text-indent="1.27cm" style:auto-text-indent="false"/>
    </style:style>
    <style:style style:name="P17" style:family="paragraph" style:parent-style-name="Standard">
      <style:paragraph-properties fo:margin-left="0cm" fo:margin-right="0cm" fo:text-indent="1.27cm" style:auto-text-indent="false"/>
      <style:text-properties officeooo:paragraph-rsid="0006c1f1"/>
    </style:style>
    <style:style style:name="P18" style:family="paragraph" style:parent-style-name="Standard">
      <style:paragraph-properties fo:margin-left="1.905cm" fo:margin-right="0cm" fo:text-align="justify" style:justify-single-word="false" fo:text-indent="0cm" style:auto-text-indent="false"/>
      <style:text-properties fo:language="pt" fo:country="BR"/>
    </style:style>
    <style:style style:name="P19"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0" style:family="paragraph" style:parent-style-name="Standard">
      <style:paragraph-properties fo:text-align="center" style:justify-single-word="false" fo:break-before="page"/>
    </style:style>
    <style:style style:name="P21"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2"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3"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24" style:family="paragraph" style:parent-style-name="Standard">
      <style:paragraph-properties fo:line-height="100%" fo:padding="0cm" fo:border="none"/>
    </style:style>
    <style:style style:name="P25" style:family="paragraph" style:parent-style-name="Standard">
      <style:paragraph-properties fo:line-height="100%" fo:text-align="center" style:justify-single-word="false" fo:padding="0cm" fo:border="none"/>
    </style:style>
    <style:style style:name="P26"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27"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28" style:family="paragraph" style:parent-style-name="Heading_20_2">
      <style:paragraph-properties fo:text-align="justify" style:justify-single-word="false"/>
    </style:style>
    <style:style style:name="P29" style:family="paragraph" style:parent-style-name="Heading_20_2">
      <style:paragraph-properties fo:break-before="page"/>
    </style:style>
    <style:style style:name="P30" style:family="paragraph" style:parent-style-name="Heading_20_2">
      <style:paragraph-properties fo:text-align="justify" style:justify-single-word="false" fo:break-before="page"/>
    </style:style>
    <style:style style:name="P31" style:family="paragraph" style:parent-style-name="Title" style:master-page-name="Standard">
      <style:paragraph-properties fo:margin-top="0cm" fo:margin-bottom="0cm" loext:contextual-spacing="false" fo:text-align="center" style:justify-single-word="false" style:page-number="1"/>
    </style:style>
    <style:style style:name="P32" style:family="paragraph" style:parent-style-name="Subtitle">
      <style:paragraph-properties fo:margin-top="0cm" fo:margin-bottom="0.353cm" loext:contextual-spacing="false" fo:text-align="center" style:justify-single-word="false"/>
    </style:style>
    <style:style style:name="P33" style:family="paragraph" style:parent-style-name="List_20_Paragraph">
      <style:paragraph-properties fo:line-height="150%" fo:text-align="justify" style:justify-single-word="false"/>
    </style:style>
    <style:style style:name="P34" style:family="paragraph" style:parent-style-name="List_20_Paragraph" style:list-style-name="WWNum4">
      <style:paragraph-properties fo:line-height="150%" fo:text-align="justify" style:justify-single-word="false"/>
    </style:style>
    <style:style style:name="P35" style:family="paragraph" style:parent-style-name="List_20_Paragraph" style:list-style-name="WWNum6">
      <style:paragraph-properties fo:line-height="150%" fo:text-align="justify" style:justify-single-word="false"/>
    </style:style>
    <style:style style:name="P36" style:family="paragraph" style:parent-style-name="List_20_Paragraph" style:list-style-name="WWNum7">
      <style:paragraph-properties fo:text-align="justify" style:justify-single-word="false"/>
    </style:style>
    <style:style style:name="P37" style:family="paragraph" style:parent-style-name="List_20_Paragraph" style:list-style-name="WWNum7">
      <style:paragraph-properties fo:text-align="justify" style:justify-single-word="false"/>
      <style:text-properties officeooo:paragraph-rsid="000fa701"/>
    </style:style>
    <style:style style:name="P38" style:family="paragraph" style:parent-style-name="List_20_Paragraph">
      <style:text-properties fo:language="pt" fo:country="BR"/>
    </style:style>
    <style:style style:name="P39" style:family="paragraph" style:parent-style-name="List_20_Paragraph">
      <style:paragraph-properties fo:text-align="justify" style:justify-single-word="false"/>
      <style:text-properties fo:language="pt" fo:country="BR"/>
    </style:style>
    <style:style style:name="P40" style:family="paragraph" style:parent-style-name="List_20_Paragraph">
      <style:paragraph-properties fo:line-height="150%" fo:text-align="justify" style:justify-single-word="false"/>
      <style:text-properties fo:language="pt" fo:country="BR"/>
    </style:style>
    <style:style style:name="P41" style:family="paragraph" style:parent-style-name="List_20_Paragraph">
      <style:paragraph-properties fo:line-height="150%" fo:text-align="justify" style:justify-single-word="false"/>
      <style:text-properties fo:color="#006600" officeooo:rsid="0003e5b6" officeooo:paragraph-rsid="0003e5b6"/>
    </style:style>
    <style:style style:name="P42" style:family="paragraph" style:parent-style-name="List_20_Paragraph">
      <style:paragraph-properties fo:line-height="150%" fo:text-align="justify" style:justify-single-word="false"/>
      <style:text-properties fo:color="#006600" officeooo:rsid="0003e5b6" officeooo:paragraph-rsid="0006c1f1"/>
    </style:style>
    <style:style style:name="P43" style:family="paragraph" style:parent-style-name="List_20_Paragraph">
      <style:paragraph-properties fo:line-height="150%" fo:text-align="justify" style:justify-single-word="false"/>
      <style:text-properties fo:color="#006600" officeooo:rsid="0003e5b6" officeooo:paragraph-rsid="000983f6"/>
    </style:style>
    <style:style style:name="P44" style:family="paragraph" style:parent-style-name="List_20_Paragraph">
      <style:paragraph-properties fo:line-height="150%" fo:text-align="justify" style:justify-single-word="false"/>
      <style:text-properties fo:color="#006600" officeooo:rsid="000983f6" officeooo:paragraph-rsid="000983f6"/>
    </style:style>
    <style:style style:name="P45" style:family="paragraph" style:parent-style-name="List_20_Paragraph" style:list-style-name="WWNum7">
      <style:paragraph-properties fo:text-align="justify" style:justify-single-word="false"/>
      <style:text-properties fo:color="#007826" fo:font-weight="bold" style:font-weight-asian="bold" style:font-weight-complex="bold"/>
    </style:style>
    <style:style style:name="P46" style:family="paragraph" style:parent-style-name="List_20_Paragraph" style:list-style-name="WWNum7">
      <style:paragraph-properties fo:text-align="justify" style:justify-single-word="false"/>
      <style:text-properties fo:color="#ff3333" fo:font-weight="bold" style:font-weight-asian="bold" style:font-weight-complex="bold"/>
    </style:style>
    <style:style style:name="P47" style:family="paragraph" style:parent-style-name="List_20_Paragraph" style:list-style-name="WWNum7">
      <style:paragraph-properties fo:text-align="justify" style:justify-single-word="false" fo:break-before="page"/>
    </style:style>
    <style:style style:name="P48"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language="pt" fo:country="BR"/>
    </style:style>
    <style:style style:name="T14" style:family="text">
      <style:text-properties fo:language="pt" fo:country="BR" fo:font-style="italic" style:font-style-asian="italic"/>
    </style:style>
    <style:style style:name="T15" style:family="text">
      <style:text-properties fo:language="pt" fo:country="BR" fo:font-weight="bold" style:font-weight-asian="bold"/>
    </style:style>
    <style:style style:name="T16" style:family="text">
      <style:text-properties fo:language="pt" fo:country="BR" fo:font-weight="bold" officeooo:rsid="000cc376" style:font-weight-asian="bold" style:font-weight-complex="bold"/>
    </style:style>
    <style:style style:name="T17" style:family="text">
      <style:text-properties fo:language="pt" fo:country="BR" officeooo:rsid="0006c1f1"/>
    </style:style>
    <style:style style:name="T18" style:family="text">
      <style:text-properties fo:language="pt" fo:country="BR" officeooo:rsid="000983f6"/>
    </style:style>
    <style:style style:name="T19" style:family="text">
      <style:text-properties fo:language="pt" fo:country="BR" officeooo:rsid="000bcbac"/>
    </style:style>
    <style:style style:name="T20" style:family="text">
      <style:text-properties fo:language="pt" fo:country="BR" officeooo:rsid="000b5c04"/>
    </style:style>
    <style:style style:name="T21" style:family="text">
      <style:text-properties fo:language="pt" fo:country="BR" officeooo:rsid="000c0ca1"/>
    </style:style>
    <style:style style:name="T22" style:family="text">
      <style:text-properties fo:language="pt" fo:country="BR" officeooo:rsid="000cc376"/>
    </style:style>
    <style:style style:name="T23" style:family="text">
      <style:text-properties fo:language="pt" fo:country="BR" officeooo:rsid="000d0b6b"/>
    </style:style>
    <style:style style:name="T24" style:family="text">
      <style:text-properties fo:language="pt" fo:country="BR" officeooo:rsid="000eae76"/>
    </style:style>
    <style:style style:name="T25" style:family="text">
      <style:text-properties fo:font-style="italic" style:font-style-asian="italic"/>
    </style:style>
    <style:style style:name="T26" style:family="text">
      <style:text-properties style:font-name="PT Mono" fo:font-style="italic" style:font-name-asian="PT Mono1" style:font-style-asian="italic" style:font-name-complex="PT Mono1"/>
    </style:style>
    <style:style style:name="T27" style:family="text">
      <style:text-properties style:font-name="PT Mono" fo:font-size="12pt" fo:language="pt" fo:country="BR" fo:font-style="normal" style:font-name-asian="PT Mono1" style:font-size-asian="12pt" style:font-style-asian="normal" style:font-name-complex="PT Mono1" style:font-style-complex="normal"/>
    </style:style>
    <style:style style:name="T28" style:family="text">
      <style:text-properties style:font-name="PT Mono" fo:font-size="12pt" fo:language="pt" fo:country="BR" fo:font-style="normal" officeooo:rsid="0006c1f1" style:font-name-asian="PT Mono1" style:font-size-asian="12pt" style:font-style-asian="normal" style:font-name-complex="PT Mono1" style:font-style-complex="normal"/>
    </style:style>
    <style:style style:name="T29" style:family="text">
      <style:text-properties fo:color="#7030a0" style:font-name="PT Mono" fo:font-size="12pt" fo:font-style="italic" style:font-name-asian="PT Mono1" style:font-size-asian="12pt" style:font-style-asian="italic" style:font-name-complex="PT Mono1"/>
    </style:style>
    <style:style style:name="T30" style:family="text">
      <style:text-properties fo:color="#7030a0" style:font-name="PT Mono" fo:font-size="12pt" fo:font-style="italic" officeooo:rsid="0006c1f1" style:font-name-asian="PT Mono1" style:font-size-asian="12pt" style:font-style-asian="italic" style:font-name-complex="PT Mono1"/>
    </style:style>
    <style:style style:name="T31" style:family="text">
      <style:text-properties fo:color="#7030a0" style:font-name="PT Mono" fo:font-size="12pt" fo:font-style="italic" officeooo:rsid="000891c9" style:font-name-asian="PT Mono1" style:font-size-asian="12pt" style:font-style-asian="italic" style:font-name-complex="PT Mono1"/>
    </style:style>
    <style:style style:name="T32" style:family="text">
      <style:text-properties fo:color="#7030a0" style:font-name="PT Mono" fo:font-size="12pt" fo:language="pt" fo:country="BR" fo:font-style="italic" style:font-name-asian="PT Mono1" style:font-size-asian="12pt" style:font-style-asian="italic" style:font-name-complex="PT Mono1"/>
    </style:style>
    <style:style style:name="T33" style:family="text">
      <style:text-properties fo:color="#7030a0" style:font-name="PT Mono" fo:font-size="12pt" fo:language="pt" fo:country="BR" fo:font-style="italic" officeooo:rsid="0006c1f1" style:font-name-asian="PT Mono1" style:font-size-asian="12pt" style:font-style-asian="italic" style:font-name-complex="PT Mono1"/>
    </style:style>
    <style:style style:name="T34" style:family="text">
      <style:text-properties fo:color="#7030a0" style:font-name="PT Mono" fo:font-size="12pt" fo:language="pt" fo:country="BR" fo:font-style="italic" officeooo:rsid="0006c1f1" style:font-name-asian="PT Mono1" style:font-size-asian="12pt" style:font-style-asian="italic" style:font-name-complex="PT Mono1" style:font-style-complex="normal"/>
    </style:style>
    <style:style style:name="T35" style:family="text">
      <style:text-properties fo:color="#7030a0" fo:language="pt" fo:country="BR" fo:font-weight="bold" style:font-weight-asian="bold"/>
    </style:style>
    <style:style style:name="T36" style:family="text">
      <style:text-properties fo:language="en" fo:country="US"/>
    </style:style>
    <style:style style:name="T37"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38"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39"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40" style:family="text">
      <style:text-properties style:font-name="Consolas" fo:font-size="10pt" fo:language="pt" fo:country="BR" style:font-size-asian="10pt" style:font-name-complex="Consolas1" style:font-size-complex="10pt"/>
    </style:style>
    <style:style style:name="T41" style:family="text">
      <style:text-properties style:font-name="Consolas" fo:font-size="10pt" fo:language="en" fo:country="US" style:font-size-asian="10pt" style:font-name-complex="Consolas1" style:font-size-complex="10pt"/>
    </style:style>
    <style:style style:name="T42" style:family="text">
      <style:text-properties fo:color="#6a3e3e" style:font-name="Consolas" fo:font-size="10pt" fo:language="pt" fo:country="BR" style:font-size-asian="10pt" style:font-name-complex="Consolas1" style:font-size-complex="10pt"/>
    </style:style>
    <style:style style:name="T43" style:family="text">
      <style:text-properties fo:color="#6a3e3e" style:font-name="Consolas" fo:font-size="10pt" fo:language="en" fo:country="US" style:font-size-asian="10pt" style:font-name-complex="Consolas1" style:font-size-complex="10pt"/>
    </style:style>
    <style:style style:name="T44" style:family="text">
      <style:text-properties fo:color="#0000c0" style:font-name="Consolas" fo:font-size="10pt" fo:language="en" fo:country="US" style:font-size-asian="10pt" style:font-name-complex="Consolas1" style:font-size-complex="10pt"/>
    </style:style>
    <style:style style:name="T45"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46" style:family="text">
      <style:text-properties fo:color="#2a00ff" style:font-name="Consolas" fo:font-size="10pt" fo:language="en" fo:country="US" style:font-size-asian="10pt" style:font-name-complex="Consolas1" style:font-size-complex="10pt"/>
    </style:style>
    <style:style style:name="T47" style:family="text">
      <style:text-properties fo:color="#2a00ff" style:font-name="Consolas" fo:font-size="10pt" fo:language="pt" fo:country="BR" style:font-size-asian="10pt" style:font-name-complex="Consolas1" style:font-size-complex="10pt"/>
    </style:style>
    <style:style style:name="T48" style:family="text">
      <style:text-properties fo:color="#ff3333" fo:language="pt" fo:country="BR"/>
    </style:style>
    <style:style style:name="T49" style:family="text">
      <style:text-properties fo:color="#009933" fo:language="pt" fo:country="BR"/>
    </style:style>
    <style:style style:name="T50" style:family="text">
      <style:text-properties fo:color="#009933" fo:language="pt" fo:country="BR" officeooo:rsid="000cc376"/>
    </style:style>
    <style:style style:name="T51" style:family="text">
      <style:text-properties fo:color="#009933" fo:language="pt" fo:country="BR" fo:font-weight="bold" officeooo:rsid="000cc376" style:font-weight-asian="bold" style:font-weight-complex="bold"/>
    </style:style>
    <style:style style:name="T52" style:family="text">
      <style:text-properties fo:color="#00331a" fo:language="pt" fo:country="BR"/>
    </style:style>
    <style:style style:name="T53" style:family="text">
      <style:text-properties fo:color="#007826" fo:language="pt" fo:country="BR"/>
    </style:style>
    <style:style style:name="T54" style:family="text">
      <style:text-properties fo:color="#007826" fo:language="pt" fo:country="BR" fo:font-weight="bold" officeooo:rsid="000d0b6b" style:font-weight-asian="bold" style:font-weight-complex="bold"/>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bookmark text:name="_hjy8l4fcdrea"/><text:span text:style-name="T1">CES-28 Prova 2 - 2017</text:span></text:p>
      <text:p text:style-name="P32"><text:bookmark text:name="_mqshvfcthjzn"/><text:span text:style-name="T2">Sem consulta - individual - com computador - 3h</text:span></text:p>
      <text:p text:style-name="P1"><text:span text:style-name="T3">PARTE I - ORIENTAÇÕES</text:span></text:p>
      <text:p text:style-name="P2"/>
      <text:list xml:id="list6049782501707486949" text:style-name="WWNum3">
        <text:list-item>
          <text:p text:style-name="P14"><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4"><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4"><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4"><text:span text:style-name="T4">Lembre-se de configurar seu build com os jar(s) existentes em </text:span><text:span text:style-name="T5">bibliotecas.zip</text:span><text:span text:style-name="T4">.</text:span></text:p>
            </text:list-item>
          </text:list>
        </text:list-item>
        <text:list-item>
          <text:p text:style-name="P14"><text:span text:style-name="T4">Questões com itens diversos, favor identificar claramente pela letra que representa o item, para que seja possível saber precisamente a que item corresponde a resposta dada!</text:span></text:p>
          <text:list>
            <text:list-item>
              <text:p text:style-name="P14"><text:span text:style-name="T9">NO CASO DE NÃO IDENTIFICAÇÃO, A QUESTÃO SERÁ ZERADA,</text:span></text:p>
            </text:list-item>
          </text:list>
        </text:list-item>
        <text:list-item>
          <text:p text:style-name="P14"><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4"><text:span text:style-name="T4">Deve ser submetido tanto no TIDIA, como no GITLAB os seguintes entregáveis:</text:span></text:p>
          <text:list>
            <text:list-item>
              <text:p text:style-name="P14"><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4"><text:span text:style-name="T8">DEMAIS QUESTÕES: </text:span><text:span text:style-name="T4">Deve haver ser submetido um arquivo PDF com as devidas respostas. Use os números das questões para identificá-las.</text:span></text:p>
            </text:list-item>
          </text:list>
        </text:list-item>
        <text:list-item>
          <text:p text:style-name="P14"><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48" svg:width="0.003cm" svg:height="0.054cm"><text:p/></draw:rect></text:h>
      <text:p text:style-name="P1"><text:span text:style-name="T8">PARTE II - CONCEITUAL</text:span></text:p>
      <text:h text:style-name="P28" text:outline-level="2"><text:span text:style-name="T13">QUESTÃO 1 - Demeter não é só procurar por vários ‘.’ na mesma linha.</text:span></text:h>
      <text:p text:style-name="Standard"><text:span text:style-name="T25">[livro The Pragmatic Programmer cap 5]</text:span></text:p>
      <text:p text:style-name="P3"/>
      <text:p text:style-name="Standard"><text:span text:style-name="T29">void processTransaction(BankAccount acct, int value) {</text:span></text:p>
      <text:p text:style-name="P16"><text:span text:style-name="T29">Person *who;</text:span></text:p>
      <text:p text:style-name="P16"><text:span text:style-name="T29">Money amt;</text:span></text:p>
      <text:p text:style-name="P16"><text:span text:style-name="T29">amt.setValue(value);</text:span></text:p>
      <text:p text:style-name="P16"><text:span text:style-name="T29">acct.setBalance(amt);</text:span></text:p>
      <text:p text:style-name="P16"><text:span text:style-name="T29">who = acct.getOwner();</text:span></text:p>
      <text:p text:style-name="P16"><text:span text:style-name="T29">// saves log of all transactions</text:span></text:p>
      <text:p text:style-name="P16"><text:span text:style-name="T29">logService(who-&gt;name(), SET_BALANCE);</text:span></text:p>
      <text:p text:style-name="Standard"><text:span text:style-name="T32">}</text:span></text:p>
      <text:p text:style-name="P4"/>
      <text:list xml:id="list3802998646348003980" text:style-name="WWNum4">
        <text:list-item>
          <text:p text:style-name="P34"><text:span text:style-name="T13">O código acima contém uma violação da Lei de Demeter. Encontre-a, e explique porque é uma violação [0.5].</text:span></text:p>
        </text:list-item>
      </text:list>
      <text:p text:style-name="P41"><text:span text:style-name="T48">RESPOSTA:</text:span><text:span text:style-name="T13"> A violação da Lei de Demeter ocorre na variável temporária who, na linha “</text:span><text:span text:style-name="T32">who = acct.getOwner();</text:span><text:span text:style-name="T27">”. Isso é uma violação pois o método está conversando com um objeto estranho à ela, isto é, esse objeto não é um parâmetro, não é uma variável de instância </text:span><text:span text:style-name="T28">(atributo do próprio objeto)</text:span><text:span text:style-name="T27">, não é criado localmente, não é o próprio objeto e também não é global. Assim, essa conversa com um objeto estranho quebra a Lei de Demeter, gerando uma dependência implícita no meio do código.</text:span></text:p>
      <text:p text:style-name="P33"><text:span text:style-name="T13"/></text:p>
      <text:p text:style-name="P33"><text:span text:style-name="T13"/></text:p>
      <text:list xml:id="list140931838483070" text:continue-numbering="true" text:style-name="WWNum4">
        <text:list-item>
          <text:p text:style-name="P34"><text:span text:style-name="T13">Corrija o código acima (não precisa do código completo) [0.5].</text:span></text:p>
          <text:list>
            <text:list-item>
              <text:p text:style-name="P34"><text:span text:style-name="T13">Obs.: Não precisa mudar outras classes explicitamente, apenas indique o que precisaria ser mudado. Por exemplo: “a classe Money precisa de um novo método </text:span><text:span text:style-name="T14">getMoneys()</text:span><text:span text:style-name="T13">”, sem precisar implementar </text:span><text:span text:style-name="T14">getMoneys()</text:span><text:span text:style-name="T13">. </text:span></text:p>
            </text:list-item>
          </text:list>
        </text:list-item>
      </text:list>
      <text:p text:style-name="P42"><text:span text:style-name="T48">RESPOSTA:</text:span><text:span text:style-name="T13"> </text:span><text:span text:style-name="T17">Não utilizar a variável “</text:span><text:span text:style-name="T33">Person *who;” </text:span><text:span text:style-name="T27"><text:s/></text:span><text:span text:style-name="T28">e a classe Account precisa de um método getOwnerName(), que retorna o que antes era necessário no </text:span><text:span text:style-name="T34">who-&gt;name() .</text:span><text:span text:style-name="T28">Assim o código fica:</text:span></text:p>
      <text:p text:style-name="P42"><text:span text:style-name="T28"/></text:p>
      <text:p text:style-name="P42"><text:span text:style-name="T28"/></text:p>
      <text:p text:style-name="P13"><text:soft-page-break/><text:span text:style-name="T29">void processTransaction(BankAccount acct, int value) {</text:span></text:p>
      <text:p text:style-name="P17"><text:span text:style-name="T29">Money amt;</text:span></text:p>
      <text:p text:style-name="P17"><text:span text:style-name="T29">amt.setValue(value);</text:span></text:p>
      <text:p text:style-name="P17"><text:span text:style-name="T29">acct.setBalance(amt);</text:span></text:p>
      <text:p text:style-name="P17"><text:span text:style-name="T29">logService(</text:span><text:span text:style-name="T31">acct.</text:span><text:span text:style-name="T30">getOwnerName</text:span><text:span text:style-name="T29">(), SET_BALANCE); <text:s text:c="2"/>// </text:span><text:span text:style-name="T31">CORRIGIDO</text:span></text:p>
      <text:p text:style-name="P12"><text:span text:style-name="T32">}</text:span></text:p>
      <text:list xml:id="list140931667733666" text:continue-numbering="true" text:style-name="WWNum4">
        <text:list-item>
          <text:p text:style-name="P34"><text:span text:style-name="T13">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list-item>
      </text:list>
      <text:p text:style-name="P43"><text:span text:style-name="T48">RESPOSTA:</text:span><text:span text:style-name="T13"> </text:span><text:span text:style-name="T18">Foi eliminada a dependência entre a classe que contém o método processTransaction ( a classe que está sendo programada, cujo nome não foi explicitado, suponha TransactionManager) e a classe Person do método name()</text:span></text:p>
      <text:p text:style-name="P43"><text:span text:style-name="T18">Reescrevendo: Foi eliminada a dependência name() que a classe TransactionManager tinha com a classe Person.</text:span></text:p>
      <text:p text:style-name="P44"><text:span text:style-name="T13">Isso melhorou por haver uma diminuição das dependências da classe TransactionManager, diminuindo o seu acoplamento. Isto é, caso a classe Person mude, isso não afetaria a classe TransactionManager.</text:span></text:p>
      <text:p text:style-name="P44"><text:span text:style-name="T13">Assim, se a classe Person mudar o seu método name(), isso não afetará mais o nosso código refatorado, já que essa responsabilidade foi delegada para BankAccount.</text:span></text:p>
      <text:p text:style-name="P43"><text:span text:style-name="T17"/></text:p>
      <text:p text:style-name="P33"><text:span text:style-name="T13"/></text:p>
      <text:list xml:id="list140931703433607" text:continue-numbering="true" text:style-name="WWNum4">
        <text:list-item>
          <text:p text:style-name="P34"><text:span text:style-name="T13">Explique a melhoria realizada acima em relação a pelo menos um dos princípios SOLID ou GRASP [0.5]. </text:span></text:p>
        </text:list-item>
      </text:list>
      <text:p text:style-name="P43"><text:span text:style-name="T48">RESPOSTA:</text:span><text:span text:style-name="T13"> </text:span><text:span text:style-name="T18">Com relação a um princípio GRASP, </text:span><text:span text:style-name="T19">a melhoria foi realizada de forma a contemplar</text:span><text:span text:style-name="T18"> o princípio Low Coupling, isto é Baixo Acoplamento, uma vez que as dependências foram diminuídas.</text:span><text:span text:style-name="T20"> </text:span><text:span text:style-name="T21">Isso também ajuda a aumentar a coesão do código, que é outro princípio GRASP de High Coesion, isto é, há uma forte relação do que o método faz com a sua responsabilidade.</text:span></text:p>
      <text:p text:style-name="P4"/>
      <text:p text:style-name="P6"/>
      <text:h text:style-name="P29" text:outline-level="2"><text:bookmark text:name="_5ek9h3epw9zk"/><text:span text:style-name="T13">QUESTÃO 2 - TDD</text:span></text:h>
      <text:p text:style-name="Standard"><text:span text:style-name="T13">Dada as questões abaixo, marque a opção correta:</text:span></text:p>
      <text:p text:style-name="P4"/>
      <text:list xml:id="list4586635035891601156" text:style-name="WWNum7">
        <text:list-item>
          <text:p text:style-name="P36"><text:span text:style-name="T13">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36"><text:span text:style-name="T13">Não podemos adicionar funcionalidades, mesmo que pequenas. Precisamos recombinar as funcionalidades e casos previstos com o chefe ou o resto do grupo.</text:span></text:p>
            </text:list-item>
            <text:list-item>
              <text:p text:style-name="P36"><text:span text:style-name="T51">VERDADEIRO:</text:span><text:span text:style-name="T16"> </text:span><text:span text:style-name="T53">Adicionamos mais um caso de teste na lista "to do", e o TDD continua normalmente. Esse novo teste será implementado como qualquer outro durante a fase RED do TDD.<text:tab/></text:span></text:p>
            </text:list-item>
            <text:list-item>
              <text:p text:style-name="P36"><text:span text:style-name="T13">Necessariamente precisamos incluir esse caso nos testes já existentes, através de asserts extra.<text:tab/></text:span></text:p>
            </text:list-item>
            <text:list-item>
              <text:p text:style-name="P36"><text:span text:style-name="T13">Implementamos esse novo caso na fase BLUE do TDD, ou seja, considerando-o como uma refatoração, pois não existe teste para ele.</text:span></text:p>
            </text:list-item>
          </text:list>
        </text:list-item>
      </text:list>
      <text:p text:style-name="P18"/>
      <text:p text:style-name="P18"/>
      <text:list xml:id="list140931506745524" text:continue-numbering="true" text:style-name="WWNum7">
        <text:list-item>
          <text:p text:style-name="P36"><text:span text:style-name="T13">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4">green tests</text:span><text:span text:style-name="T13">",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45"><text:span text:style-name="T13">V ( </text:span><text:span text:style-name="T23">VERDADEIRO</text:span><text:span text:style-name="T13"> )</text:span></text:p>
            </text:list-item>
            <text:list-item>
              <text:p text:style-name="P36"><text:span text:style-name="T13">F ( <text:s/>)</text:span></text:p>
            </text:list-item>
          </text:list>
        </text:list-item>
      </text:list>
      <text:p text:style-name="P39"/>
      <text:list xml:id="list140932201739659" text:continue-numbering="true" text:style-name="WWNum7">
        <text:list-item>
          <text:p text:style-name="P36"><text:span text:style-name="T13">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36"><text:span text:style-name="T13">V <text:s/>( <text:s text:c="3"/>)</text:span></text:p>
            </text:list-item>
            <text:list-item>
              <text:p text:style-name="P46"><text:span text:style-name="T13">F <text:s/>(</text:span><text:span text:style-name="T24">FALSO</text:span><text:span text:style-name="T13">)</text:span></text:p>
            </text:list-item>
          </text:list>
        </text:list-item>
      </text:list>
      <text:p text:style-name="P19"/>
      <text:p text:style-name="P6"/>
      <text:list xml:id="list140932313166449" text:continue-numbering="true" text:style-name="WWNum7">
        <text:list-item>
          <text:p text:style-name="P47"><text:span text:style-name="T13">Assinale os itens que são verdadeiros: (0.5)</text:span></text:p>
          <text:list>
            <text:list-item>
              <text:p text:style-name="P37"><text:span text:style-name="T54">VERDADEIRO </text:span><text:span text:style-name="T53">Testes funcionam como documentação, porque o teste é um exemplo de uso da classe.<text:tab/></text:span></text:p>
            </text:list-item>
            <text:list-item>
              <text:p text:style-name="P36"><text:span text:style-name="T13">O TDD exige que a única documentação seja na forma de testes, desde o começo até o produto final. Não vale nenhum documento escrito ou on-line, nem nenhuma ferramenta de organização.<text:tab/></text:span></text:p>
            </text:list-item>
            <text:list-item>
              <text:p text:style-name="P37"><text:span text:style-name="T54">VERDADEIRO </text:span><text:span text:style-name="T53">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37"><text:span text:style-name="T54">VERDADEIRO </text:span><text:span text:style-name="T53">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span><text:span text:style-name="T13"><text:tab/></text:span></text:p>
            </text:list-item>
            <text:list-item>
              <text:p text:style-name="P36"><text:span text:style-name="T13">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span></text:p>
            </text:list-item>
            <text:list-item>
              <text:p text:style-name="P36"><text:span text:style-name="T13">Durante a fase de refatoração, é obrigatório focar apenas na nova funcionalidade implementada durante as ultimas fases RED-GREEN. Não podemos refatorar nada que não seja diretamente relacionado a nova funcionalidade.</text:span></text:p>
            </text:list-item>
          </text:list>
        </text:list-item>
      </text:list>
      <text:p text:style-name="P39"/>
      <text:p text:style-name="P7"/>
      <text:p text:style-name="P20"><text:span text:style-name="T8">PARTE III - IMPLEMENTAÇÃO</text:span></text:p>
      <text:h text:style-name="Heading_20_2" text:outline-level="2"><text:span text:style-name="T13">QUESTÃO 3 - Joãozinho programa um Alarme!</text:span></text:h>
      <text:p text:style-name="P2"><text:span text:style-name="T13">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784528777202369883" text:style-name="WWNum1">
        <text:list-item>
          <text:p text:style-name="P15"><text:span text:style-name="T13">Joãozinho tem dificuldade para testar porque o código não segue SOLID. Qual o principal princípio SOLID violado, e como a solução de Joãozinho</text:span><text:bookmark text:name="_GoBack"/><text:span text:style-name="T13"> dificulta o teste e a posterior integração da classe real no sistema? A solução pode melhorar em relação há vários princípios, mas ha um mais diretamente violado. (1.0)</text:span></text:p>
        </text:list-item>
      </text:list>
      <text:p text:style-name="P22"/>
      <text:list xml:id="list140930923543923" text:continue-numbering="true" text:style-name="WWNum1">
        <text:list-item>
          <text:p text:style-name="P15"><text:span text:style-name="T12">[IMPLEMENTAÇÃO]</text:span><text:span text:style-name="T13"> modifique o código seguindo SOLID para permitir testar com facilidade, e facilitar tambem a posterior integração da classe Sensor real. Implemente os testes (dica: use mockito). (3.0)</text:span></text:p>
        </text:list-item>
      </text:list>
      <text:p text:style-name="P22"/>
      <text:list xml:id="list140932014093411" text:continue-numbering="true" text:style-name="WWNum1">
        <text:list-item>
          <text:p text:style-name="P15"><text:span text:style-name="T13">Realize e mostre (copie aqui pequenos trechos de código com versões “antes” e “depois”) </text:span><text:span text:style-name="T15">DUAS</text:span><text:span text:style-name="T13"> (provavelmente pequenas) refatorações adicionais realizadas para melhorar a legibilidade do código e/ou seguir boas práticas de POO, explicando sucintamente a razão concreta da refatoração. (1.0)</text:span></text:p>
        </text:list-item>
      </text:list>
      <text:p text:style-name="P22"/>
      <text:list xml:id="list140931939505340" text:continue-numbering="true" text:style-name="WWNum1">
        <text:list-item>
          <text:p text:style-name="P15"><text:span text:style-name="T13">A nova solução também melhorou em relação a outros princípios SOLID ou GRASP, mesmo que secundariamente? <text:s/>Explique em relação a um deles, além do principal citado em a). (1.0)</text:span></text:p>
        </text:list-item>
      </text:list>
      <text:p text:style-name="P4"/>
      <text:p text:style-name="P6"/>
      <text:p text:style-name="P8"/>
      <text:h text:style-name="P30" text:outline-level="2"><text:span text:style-name="T13">QUESTÃO 4 – TDD EM CÓDIGO LEGADO.</text:span></text:h>
      <text:p text:style-name="Standard"><text:span text:style-name="T36">[baseado no livro: “Working Effectively with Legacy Code”]</text:span></text:p>
      <text:p text:style-name="P9"/>
      <text:p text:style-name="P10"><text:span text:style-name="T13">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0"><text:span text:style-name="T13">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4">testabilidade</text:span><text:span text:style-name="T13"> em mente. Por isso tudo, retroalimentar a base de código legado com testes de unidade é o pior caso possível para a introdução de testes.</text:span></text:p>
      <text:p text:style-name="P10"><text:span text:style-name="T13">Um livro acerca do assunto foi construído por Michael Feathers, onde ele apresentou técnicas para realizar esta árdua tarefa. Uma das técnicas que ele apresentou foi batizada de </text:span><text:span text:style-name="T14">“Characterization Tests”, </text:span><text:span text:style-name="T13">que consiste em um teste que caracteriza o comportamento ATUAL de um pedaço de código, ou seja, </text:span><text:span text:style-name="T35">DEVEMOS TESTAR O QUE O CÓDIGO FAZ HOJE E NÃO O QUE GOSTARÍAMOS QUE ELE FIZESSE.</text:span><text:span text:style-name="T13"> Sem isso em mente, tentaríamos, ao escrever o teste, corrigir algum bug ou fazer alguma alteração drástica no design, perdendo o foco do objetivo principal.</text:span></text:p>
      <text:p text:style-name="P10"><text:span text:style-name="T13">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4">runtime</text:span><text:span text:style-name="T13"> para executarem corretamente, etc.).</text:span></text:p>
      <text:p text:style-name="P5"/>
      <text:p text:style-name="P10"><text:span text:style-name="T13">Dado os códigos abaixo, perceba que temos a classe RelatorioDespesas que tem por finalidade imprimir um relatório com todas as despesas existentes numa viagem.</text:span></text:p>
      <text:p text:style-name="P11"/>
      <text:p text:style-name="P21"/>
      <table:table table:name="Tabela1" table:style-name="Tabela1">
        <table:table-column table:style-name="Tabela1.A"/>
        <table:table-row table:style-name="Tabela1.1">
          <table:table-cell table:style-name="Tabela1.A1" office:value-type="string">
            <text:p text:style-name="P25"><text:span text:style-name="T37">Classe RelatórioDespesa</text:span></text:p>
          </table:table-cell>
        </table:table-row>
        <table:table-row table:style-name="Tabela1.1">
          <table:table-cell table:style-name="Tabela1.A1" office:value-type="string">
            <text:p text:style-name="P24"><text:span text:style-name="T38">public</text:span><text:span text:style-name="T40"> </text:span><text:span text:style-name="T38">class</text:span><text:span text:style-name="T40"> RelatorioDespesas {</text:span></text:p>
            <text:p text:style-name="P24"><text:span text:style-name="T40"><text:tab/></text:span><text:span text:style-name="T38">public</text:span><text:span text:style-name="T40"> </text:span><text:span text:style-name="T38">void</text:span><text:span text:style-name="T40"> ImprimirRelatorio(Iterator&lt;Despesa&gt; </text:span><text:span text:style-name="T42">despesas</text:span><text:span text:style-name="T40">) {</text:span></text:p>
            <text:p text:style-name="P24"><text:span text:style-name="T40"><text:tab/><text:tab/></text:span><text:span text:style-name="T38">float</text:span><text:span text:style-name="T40"> </text:span><text:span text:style-name="T42">totalDespesa</text:span><text:span text:style-name="T40"> = 0.0f;</text:span></text:p>
            <text:p text:style-name="P24"><text:span text:style-name="T40"><text:tab/><text:tab/></text:span><text:span text:style-name="T38">while</text:span><text:span text:style-name="T40"> (</text:span><text:span text:style-name="T42">despesas</text:span><text:span text:style-name="T40">.hasNext()) {</text:span></text:p>
            <text:p text:style-name="P24"><text:span text:style-name="T40"><text:tab/><text:tab/><text:tab/>Despesa </text:span><text:span text:style-name="T42">desp</text:span><text:span text:style-name="T40"> = </text:span><text:span text:style-name="T42">despesas</text:span><text:span text:style-name="T40">.next();</text:span></text:p>
            <text:p text:style-name="P24"><text:span text:style-name="T40"><text:tab/><text:tab/><text:tab/></text:span><text:span text:style-name="T38">float</text:span><text:span text:style-name="T40"> </text:span><text:span text:style-name="T42">despesa</text:span><text:span text:style-name="T40"> = </text:span><text:span text:style-name="T42">desp</text:span><text:span text:style-name="T40">.getDespesa();</text:span></text:p>
            <text:p text:style-name="P24"><text:span text:style-name="T40"><text:tab/><text:tab/><text:tab/></text:span><text:span text:style-name="T42">totalDespesa</text:span><text:span text:style-name="T40">+= </text:span><text:span text:style-name="T42">despesa</text:span><text:span text:style-name="T40">;</text:span></text:p>
            <text:p text:style-name="P24"><text:span text:style-name="T40"><text:tab/><text:tab/>}</text:span></text:p>
            <text:p text:style-name="P24"><text:span text:style-name="T40"><text:tab/><text:tab/></text:span></text:p>
            <text:p text:style-name="P24"><text:span text:style-name="T40"><text:tab/><text:tab/>Calculadora </text:span><text:span text:style-name="T42">calculadora</text:span><text:span text:style-name="T40"> = </text:span><text:span text:style-name="T38">new</text:span><text:span text:style-name="T40"> Calculadora ();</text:span></text:p>
            <text:p text:style-name="P24"><text:span text:style-name="T40"><text:tab/><text:tab/></text:span><text:span text:style-name="T42">calculadora</text:span><text:span text:style-name="T40">.imprime(</text:span><text:span text:style-name="T42">totalDespesa</text:span><text:span text:style-name="T40">);</text:span></text:p>
            <text:p text:style-name="P24"><text:span text:style-name="T40"><text:tab/>}</text:span></text:p>
            <text:p text:style-name="P24"><text:span text:style-name="T40">}</text:span></text:p>
          </table:table-cell>
        </table:table-row>
      </table:table>
      <text:p text:style-name="P23"/>
      <table:table table:name="Tabela2" table:style-name="Tabela2">
        <table:table-column table:style-name="Tabela2.A"/>
        <table:table-row table:style-name="Tabela2.1">
          <table:table-cell table:style-name="Tabela2.A1" office:value-type="string">
            <text:p text:style-name="P25"><text:span text:style-name="T37">Classe Despesa</text:span></text:p>
          </table:table-cell>
        </table:table-row>
        <table:table-row table:style-name="Tabela2.1">
          <table:table-cell table:style-name="Tabela2.A1" office:value-type="string">
            <text:p text:style-name="P24"><text:span text:style-name="T39">public</text:span><text:span text:style-name="T41"> </text:span><text:span text:style-name="T39">class</text:span><text:span text:style-name="T41"> Despesa {</text:span></text:p>
            <text:p text:style-name="P24"><text:span text:style-name="T41"><text:tab/></text:span><text:span text:style-name="T39">float</text:span><text:span text:style-name="T41"> </text:span><text:span text:style-name="T44">total</text:span><text:span text:style-name="T41">= 0.0f;</text:span></text:p>
            <text:p text:style-name="P24"><text:span text:style-name="T41"><text:tab/></text:span></text:p>
            <text:p text:style-name="P24"><text:span text:style-name="T41"><text:tab/></text:span><text:span text:style-name="T39">public</text:span><text:span text:style-name="T41"> Despesa(</text:span><text:span text:style-name="T39">float</text:span><text:span text:style-name="T41"> </text:span><text:span text:style-name="T43">total</text:span><text:span text:style-name="T41">) {</text:span></text:p>
            <text:p text:style-name="P24"><text:span text:style-name="T41"><text:tab/><text:tab/></text:span><text:span text:style-name="T39">this</text:span><text:span text:style-name="T41">.</text:span><text:span text:style-name="T44">total</text:span><text:span text:style-name="T41">= </text:span><text:span text:style-name="T43">total</text:span><text:span text:style-name="T41">;</text:span></text:p>
            <text:p text:style-name="P24"><text:span text:style-name="T41"><text:tab/>}</text:span></text:p>
            <text:p text:style-name="P26"/>
            <text:p text:style-name="P24"><text:span text:style-name="T41"><text:tab/></text:span><text:span text:style-name="T39">public</text:span><text:span text:style-name="T41"> </text:span><text:span text:style-name="T39">float</text:span><text:span text:style-name="T41"> getDespesa() {</text:span></text:p>
            <text:p text:style-name="P24"><text:span text:style-name="T41"><text:tab/><text:tab/></text:span><text:span text:style-name="T39">return</text:span><text:span text:style-name="T41"> </text:span><text:span text:style-name="T44">total</text:span><text:span text:style-name="T41">;</text:span></text:p>
            <text:p text:style-name="P24"><text:span text:style-name="T41"><text:tab/></text:span><text:span text:style-name="T40">}</text:span></text:p>
            <text:p text:style-name="P24"><text:span text:style-name="T40"><text:tab/></text:span></text:p>
            <text:p text:style-name="P24"><text:span text:style-name="T40">}</text:span></text:p>
          </table:table-cell>
        </table:table-row>
      </table:table>
      <text:p text:style-name="P23"/>
      <table:table table:name="Tabela3" table:style-name="Tabela3">
        <table:table-column table:style-name="Tabela3.A"/>
        <table:table-row table:style-name="Tabela3.1">
          <table:table-cell table:style-name="Tabela3.A1" office:value-type="string">
            <text:p text:style-name="P25"><text:span text:style-name="T37">Classe Impressora</text:span></text:p>
          </table:table-cell>
        </table:table-row>
        <table:table-row table:style-name="Tabela3.1">
          <table:table-cell table:style-name="Tabela3.A1" office:value-type="string">
            <text:p text:style-name="P24"><text:span text:style-name="T39">public</text:span><text:span text:style-name="T41"> </text:span><text:span text:style-name="T39">class</text:span><text:span text:style-name="T41"> Impressora {</text:span></text:p>
            <text:p text:style-name="P24"><text:span text:style-name="T41"><text:tab/></text:span><text:span text:style-name="T39">public</text:span><text:span text:style-name="T41"> </text:span><text:span text:style-name="T39">void</text:span><text:span text:style-name="T41"> Imprimir(String </text:span><text:span text:style-name="T43">conteudo</text:span><text:span text:style-name="T41">) {</text:span></text:p>
            <text:p text:style-name="P24"><text:span text:style-name="T41"><text:tab/><text:tab/></text:span><text:span text:style-name="T39">if</text:span><text:span text:style-name="T41"> (</text:span><text:span text:style-name="T43">conteudo</text:span><text:span text:style-name="T41">==</text:span><text:span text:style-name="T39">null</text:span><text:span text:style-name="T41">) {</text:span></text:p>
            <text:p text:style-name="P24"><text:span text:style-name="T41"><text:tab/><text:tab/><text:tab/></text:span><text:span text:style-name="T39">throw</text:span><text:span text:style-name="T41"> </text:span><text:span text:style-name="T39">new</text:span><text:span text:style-name="T41"> IllegalArgumentException(</text:span><text:span text:style-name="T46">"conteudo nulo"</text:span><text:span text:style-name="T41">);</text:span></text:p>
            <text:p text:style-name="P24"><text:span text:style-name="T41"><text:tab/><text:tab/>}</text:span></text:p>
            <text:p text:style-name="P24"><text:span text:style-name="T41"><text:tab/><text:tab/></text:span><text:span text:style-name="T39">else</text:span><text:span text:style-name="T41"> </text:span></text:p>
            <text:p text:style-name="P24"><text:span text:style-name="T41"><text:tab/><text:tab/><text:tab/>System.</text:span><text:span text:style-name="T45">out</text:span><text:span text:style-name="T41">.println(</text:span><text:span text:style-name="T43">conteudo</text:span><text:span text:style-name="T41">);</text:span></text:p>
            <text:p text:style-name="P24"><text:span text:style-name="T41"><text:tab/></text:span><text:span text:style-name="T40">}</text:span></text:p>
            <text:p text:style-name="P24"><text:span text:style-name="T40">}</text:span></text:p>
          </table:table-cell>
        </table:table-row>
      </table:table>
      <text:p text:style-name="P23"/>
      <table:table table:name="Tabela4" table:style-name="Tabela4">
        <table:table-column table:style-name="Tabela4.A"/>
        <table:table-row table:style-name="Tabela4.1">
          <table:table-cell table:style-name="Tabela4.A1" office:value-type="string">
            <text:p text:style-name="P25"><text:span text:style-name="T37">Classe Calculadora</text:span></text:p>
          </table:table-cell>
        </table:table-row>
        <table:table-row table:style-name="Tabela4.1">
          <table:table-cell table:style-name="Tabela4.A1" office:value-type="string">
            <text:p text:style-name="P24"><text:span text:style-name="T38">public</text:span><text:span text:style-name="T40"> </text:span><text:span text:style-name="T38">class</text:span><text:span text:style-name="T40"> Calculadora {</text:span></text:p>
            <text:p text:style-name="P24"><text:span text:style-name="T40"><text:tab/></text:span><text:span text:style-name="T38">public</text:span><text:span text:style-name="T40"> </text:span><text:span text:style-name="T38">void</text:span><text:span text:style-name="T40"> imprime(</text:span><text:span text:style-name="T38">float</text:span><text:span text:style-name="T40"> </text:span><text:span text:style-name="T42">totalDespesa</text:span><text:span text:style-name="T40">) {</text:span></text:p>
            <text:p text:style-name="P24"><text:span text:style-name="T40"><text:tab/><text:tab/>String </text:span><text:span text:style-name="T42">conteudo</text:span><text:span text:style-name="T40"> = </text:span><text:span text:style-name="T47">"Relatório de Despesas"</text:span><text:span text:style-name="T40">;</text:span></text:p>
            <text:p text:style-name="P24"><text:span text:style-name="T40"><text:tab/><text:tab/></text:span><text:span text:style-name="T42">Conteúdo</text:span><text:span text:style-name="T40">+=(</text:span><text:span text:style-name="T47">"\n Total das despesas:"</text:span><text:span text:style-name="T40"> + </text:span><text:span text:style-name="T42">totalDespesa</text:span><text:span text:style-name="T40">);</text:span></text:p>
            <text:p text:style-name="P27"/>
            <text:p text:style-name="P24"><text:span text:style-name="T40"><text:tab/><text:tab/>SistemaOperacional </text:span><text:span text:style-name="T42">so</text:span><text:span text:style-name="T40"> = </text:span><text:span text:style-name="T38">new</text:span><text:span text:style-name="T40"> SistemaOperacional();</text:span></text:p>
            <text:p text:style-name="P24"><text:span text:style-name="T40"><text:tab/><text:tab/></text:span><text:span text:style-name="T42">so</text:span><text:span text:style-name="T40">.getDriverImpressao().Imprimir(</text:span><text:span text:style-name="T42">conteudo</text:span><text:span text:style-name="T40">);</text:span></text:p>
            <text:p text:style-name="P24"><text:span text:style-name="T40"><text:tab/>}</text:span></text:p>
            <text:p text:style-name="P24"><text:span text:style-name="T40">}</text:span></text:p>
            <text:p text:style-name="P27"/>
          </table:table-cell>
        </table:table-row>
      </table:table>
      <text:p text:style-name="P5"/>
      <table:table table:name="Tabela5" table:style-name="Tabela5">
        <table:table-column table:style-name="Tabela5.A"/>
        <text:soft-page-break/>
        <table:table-row table:style-name="Tabela5.1">
          <table:table-cell table:style-name="Tabela5.A1" office:value-type="string">
            <text:p text:style-name="P25"><text:span text:style-name="T37">Classe SistemaOperacional</text:span></text:p>
          </table:table-cell>
        </table:table-row>
        <table:table-row table:style-name="Tabela5.1">
          <table:table-cell table:style-name="Tabela5.A1" office:value-type="string">
            <text:p text:style-name="P24"><text:span text:style-name="T38">public</text:span><text:span text:style-name="T40"> </text:span><text:span text:style-name="T38">class</text:span><text:span text:style-name="T40"> SistemaOperacional {</text:span></text:p>
            <text:p text:style-name="P24"><text:span text:style-name="T40"><text:tab/></text:span><text:span text:style-name="T38">public</text:span><text:span text:style-name="T40"> Impressora getDriverImpressao() {</text:span></text:p>
            <text:p text:style-name="P24"><text:span text:style-name="T40"><text:tab/><text:tab/></text:span><text:span text:style-name="T38">return</text:span><text:span text:style-name="T40"> </text:span><text:span text:style-name="T38">new</text:span><text:span text:style-name="T40"> Impressora();</text:span></text:p>
            <text:p text:style-name="P24"><text:span text:style-name="T40"><text:tab/>}</text:span></text:p>
            <text:p text:style-name="P24"><text:span text:style-name="T40">}</text:span></text:p>
          </table:table-cell>
        </table:table-row>
      </table:table>
      <text:p text:style-name="P5"/>
      <text:list xml:id="list1064986978103474740" text:style-name="WWNum6">
        <text:list-item>
          <text:p text:style-name="P35"><text:span text:style-name="T12">[IMPLEMENTAÇÃO]</text:span><text:span text:style-name="T13">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40"/>
      <text:list xml:id="list140932410385355" text:continue-numbering="true" text:style-name="WWNum6">
        <text:list-item>
          <text:p text:style-name="P35"><text:span text:style-name="T12">[IMPLEMENTAÇÃO]</text:span><text:span text:style-name="T13">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38"/>
      <text:list xml:id="list140931266930858" text:continue-numbering="true" text:style-name="WWNum6">
        <text:list-item>
          <text:p text:style-name="P35"><text:span text:style-name="T12">[IMPLEMENTAÇÃO]</text:span><text:span text:style-name="T13">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38"/>
      <text:list xml:id="list140930512181802" text:continue-numbering="true" text:style-name="WWNum6">
        <text:list-item>
          <text:list>
            <text:list-item>
              <text:p text:style-name="P35"><text:span text:style-name="T13">Seus testes precisaram mudar? Caso sim, ajuste o códig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20</meta:editing-cycles>
    <meta:creation-date>2017-09-30T15:51:00</meta:creation-date>
    <dc:date>2017-10-02T14:08:12.828815049</dc:date>
    <meta:editing-duration>PT3H49M33S</meta:editing-duration>
    <meta:generator>LibreOffice/5.2.7.2$Linux_X86_64 LibreOffice_project/20m0$Build-2</meta:generator>
    <meta:document-statistic meta:table-count="5" meta:image-count="0" meta:object-count="0" meta:page-count="9" meta:paragraph-count="134" meta:word-count="2293" meta:character-count="14651" meta:non-whitespace-character-count="124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